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80f14" officeooo:paragraph-rsid="00080f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xxx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02T12:07:24.590000000</dc:date>
    <meta:editing-duration>PT7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24.2.6.2$Windows_X86_64 LibreOffice_project/ef66aa7e36a1bb8e65bfbc63aba53045a14d0871</meta:generator>
  </office:meta>
</office:document-meta>
</file>